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B000002B60F62ABD9CDBD6A9A.png" manifest:media-type="image/png"/>
  <manifest:file-entry manifest:full-path="Pictures/10000001000006D1000002ACF9F8A633A51004AF.png" manifest:media-type="image/png"/>
  <manifest:file-entry manifest:full-path="Pictures/10000001000006CC000002B32C2D5571E5864BD8.png" manifest:media-type="image/png"/>
  <manifest:file-entry manifest:full-path="Pictures/10000001000006CB000002B8FA3F98061C6C2724.png" manifest:media-type="image/png"/>
  <manifest:file-entry manifest:full-path="Pictures/10000001000006D1000002B5DA59BD96234C0075.png" manifest:media-type="image/png"/>
  <manifest:file-entry manifest:full-path="Pictures/10000001000006D0000002B40565FE0AFAEEC774.png" manifest:media-type="image/png"/>
  <manifest:file-entry manifest:full-path="Pictures/10000001000006C3000002BA5D2D0399B90A79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00f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cm" svg:height="6.784cm" draw:z-index="0"><draw:image xlink:href="Pictures/10000001000006CB000002B60F62ABD9CDBD6A9A.png" xlink:type="simple" xlink:show="embed" xlink:actuate="onLoad" draw:mime-type="image/png"/></draw:frame><draw:frame draw:style-name="fr1" draw:name="Изображение2" text:anchor-type="char" svg:width="17cm" svg:height="6.662cm" draw:z-index="1"><draw:image xlink:href="Pictures/10000001000006D1000002ACF9F8A633A51004AF.png" xlink:type="simple" xlink:show="embed" xlink:actuate="onLoad" draw:mime-type="image/png"/></draw:frame><text:tab/></text:p>
      <text:p text:style-name="Standard"/>
      <text:p text:style-name="Standard"><draw:frame draw:style-name="fr1" draw:name="Изображение3" text:anchor-type="char" svg:width="17cm" svg:height="6.803cm" draw:z-index="2"><draw:image xlink:href="Pictures/10000001000006CB000002B8FA3F98061C6C2724.png" xlink:type="simple" xlink:show="embed" xlink:actuate="onLoad" draw:mime-type="image/png"/></draw:frame><text:tab/></text:p>
      <text:p text:style-name="Standard"><draw:frame draw:style-name="fr1" draw:name="Изображение4" text:anchor-type="char" svg:width="17cm" svg:height="6.745cm" draw:z-index="3"><draw:image xlink:href="Pictures/10000001000006D0000002B40565FE0AFAEEC774.png" xlink:type="simple" xlink:show="embed" xlink:actuate="onLoad" draw:mime-type="image/png"/></draw:frame><text:tab/><text:tab/></text:p>
      <text:p text:style-name="Standard"><draw:frame draw:style-name="fr2" draw:name="Изображение5" text:anchor-type="char" svg:width="17cm" svg:height="6.854cm" draw:z-index="4"><draw:image xlink:href="Pictures/10000001000006C3000002BA5D2D0399B90A791E.png" xlink:type="simple" xlink:show="embed" xlink:actuate="onLoad" draw:mime-type="image/png"/></draw:frame><text:soft-page-break/><text:tab/><text:tab/></text:p>
      <text:p text:style-name="Standard"><draw:frame draw:style-name="fr1" draw:name="Изображение6" text:anchor-type="char" svg:width="17cm" svg:height="6.75cm" draw:z-index="5"><draw:image xlink:href="Pictures/10000001000006CC000002B32C2D5571E5864BD8.png" xlink:type="simple" xlink:show="embed" xlink:actuate="onLoad" draw:mime-type="image/png"/></draw:frame><text:tab/><text:tab/></text:p>
      <text:p text:style-name="Standard"><draw:frame draw:style-name="fr1" draw:name="Изображение7" text:anchor-type="char" svg:width="17cm" svg:height="6.75cm" draw:z-index="6"><draw:image xlink:href="Pictures/10000001000006D1000002B5DA59BD96234C00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8T14:57:29.320000000</dc:date>
    <meta:editing-duration>PT22M21S</meta:editing-duration>
    <meta:editing-cycles>2</meta:editing-cycles>
    <meta:generator>LibreOffice/7.4.0.3$Windows_X86_64 LibreOffice_project/f85e47c08ddd19c015c0114a68350214f7066f5a</meta:generator>
    <meta:document-statistic meta:table-count="0" meta:image-count="7" meta:object-count="0" meta:page-count="2" meta:paragraph-count="5" meta:word-count="0" meta:character-count="8" meta:non-whitespace-character-count="0"/>
  </office:meta>
</office:document-meta>
</file>